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list-style-name="L1">
      <style:paragraph-properties fo:text-align="start" style:justify-single-word="false"/>
      <style:text-properties style:font-name="Arial" fo:font-size="12pt" style:font-size-asian="10.5pt" style:font-size-complex="12pt"/>
    </style:style>
    <style:style style:name="P6" style:family="paragraph" style:parent-style-name="Standard" style:list-style-name="L1">
      <style:paragraph-properties fo:text-align="start" style:justify-single-word="false"/>
      <style:text-properties style:font-name="Arial"/>
    </style:style>
    <style:style style:name="P7" style:family="paragraph" style:parent-style-name="Standard" style:list-style-name="L4">
      <style:text-properties style:font-name="Arial"/>
    </style:style>
    <style:style style:name="P8" style:family="paragraph" style:parent-style-name="Standard" style:list-style-name="L5">
      <style:text-properties style:font-name="Arial"/>
    </style:style>
    <style:style style:name="P9" style:family="paragraph" style:parent-style-name="Standard" style:list-style-name="L6">
      <style:text-properties style:font-name="Arial"/>
    </style:style>
    <style:style style:name="P10" style:family="paragraph" style:parent-style-name="Standard" style:list-style-name="L7">
      <style:text-properties style:font-name="Arial"/>
    </style:style>
    <style:style style:name="P11" style:family="paragraph" style:parent-style-name="Standard" style:list-style-name="L9">
      <style:text-properties style:font-name="Arial"/>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list-style-name="L4"/>
    <style:style style:name="P16" style:family="paragraph" style:parent-style-name="Standard" style:list-style-name="L6"/>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1"/>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BB 331</text:p>
      <text:p text:style-name="P2">10/4/2012</text:p>
      <text:p text:style-name="P3">Genetic Patents</text:p>
      <text:p text:style-name="P3"/>
      <text:p text:style-name="P4">Introduction</text:p>
      <text:list xml:id="list9389857681" text:style-name="L1">
        <text:list-item>
          <text:p text:style-name="P5">What is a patent?</text:p>
          <text:list>
            <text:list-item>
              <text:p text:style-name="P5">“The U.S. Patent Act, passed in 1790, defined a patentable invention as novel, useful, and non-obvious to an expert in the field.” [1]</text:p>
            </text:list-item>
            <text:list-item>
              <text:p text:style-name="P5"><text:a xlink:type="simple" xlink:href="http://blogs.scientificamerican.com/guest-blog/2012/04/03/are-dna-patents-doomed/">http://blogs.scientificamerican.com/guest-blog/2012/04/03/are-dna-patents-doomed/</text:a> [1]</text:p>
            </text:list-item>
          </text:list>
        </text:list-item>
        <text:list-item>
          <text:p text:style-name="P6">Patents are important because they protect the initial investment of resources an inventor makes.</text:p>
        </text:list-item>
        <text:list-item>
          <text:p text:style-name="P6">Genetic information can be used to test for and cure cancer. Patents that protect the widespread use of that genetic information for medical purposes will negatively impact society by impeding on an individual's ability to leverage that information during medical treatment.</text:p>
        </text:list-item>
      </text:list>
      <text:p text:style-name="Standard"/>
      <text:p text:style-name="Standard">Patenting DNA</text:p>
      <text:list xml:id="list72982415" text:style-name="L2">
        <text:list-item>
          <text:p text:style-name="P12">What can you patent?</text:p>
          <text:list>
            <text:list-item>
              <text:p text:style-name="P12">“According to a new appeals court ruling, yes [a gene can be patented] — even when that gene is an isolated version of a gene that occurs in nature.” Courts also say that you can't patent the process. [2]</text:p>
            </text:list-item>
            <text:list-item>
              <text:p text:style-name="P12">[2] <text:a xlink:type="simple" xlink:href="http://articles.latimes.com/2012/aug/17/news/la-heb-myriad-breast-cancer-patent-q-a-20120817">http://articles.latimes.com/2012/aug/17/news/la-heb-myriad-breast-cancer-patent-q-a-20120817</text:a></text:p>
            </text:list-item>
          </text:list>
        </text:list-item>
      </text:list>
      <text:list xml:id="list691663922" text:style-name="L3">
        <text:list-item>
          <text:p text:style-name="P13">What <text:span text:style-name="T2">can't</text:span> you patent?</text:p>
          <text:list>
            <text:list-item>
              <text:p text:style-name="P14">“The court decided that actions such as "comparing" and "analyzing" by themselves are abstract mental processes of the type that are not eligible for patenting.” [3]</text:p>
            </text:list-item>
            <text:list-item>
              <text:p text:style-name="P13"><text:span text:style-name="T3">“This is part of a larger legal trend, including the Supreme Court's decision in </text:span><text:span text:style-name="Emphasis"><text:span text:style-name="T3">Mayo</text:span></text:span><text:span text:style-name="T3">, of imposing stricter requirements on patent claims that include purely mental processes.” [3]</text:span></text:p>
            </text:list-item>
            <text:list-item>
              <text:p text:style-name="P13">[3] http://www.mondaq.com/unitedstates/x/193720/Patent/DNA+Can+Be+Patented+but+DNA+Analysis+Cannot+The+Courts+Finally+Provide+Clarity+in+Association+for+Molecular+Pathology+v+Myriad+Genetics+Inc</text:p>
            </text:list-item>
          </text:list>
        </text:list-item>
      </text:list>
      <text:p text:style-name="Standard"/>
      <text:p text:style-name="Standard">The Cost of BRCA tests.</text:p>
      <text:list xml:id="list271963290" text:style-name="L11">
        <text:list-item>
          <text:p text:style-name="P19">Myriads owns exclusive rights for the BRCA tests. After loosing a court battle on the extent of their BRCA patents, they raised the cost of their test by several hundred dollars [8]. </text:p>
          <text:list>
            <text:list-item>
              <text:p text:style-name="P19">Could they have raised that cost of the test if they didn't own the exclusive rights to these Patents? Myriad has a monopoly on the use of the BRCA tests and can charge whatever price they want for administering the test.</text:p>
            </text:list-item>
            <text:list-item>
              <text:p text:style-name="P19">[8] <text:a xlink:type="simple" xlink:href="http://www.genomicslawreport.com/index.php/2011/03/01/how-will-myriad-respond-to-the-next-generation-of-brca-testing/">http://www.genomicslawreport.com/index.php/2011/03/01/how-will-myriad-respond-to-the-next-generation-of-brca-testing/</text:a></text:p>
            </text:list-item>
          </text:list>
        </text:list-item>
        <text:list-item>
          <text:p text:style-name="P19">The cost of Myriads BRCA test is around $3000 [9].</text:p>
          <text:list>
            <text:list-item>
              <text:p text:style-name="P19">[9] http://www.nytimes.com/2011/08/25/business/despite-gene-patent-victory-myriad-genetics-faces-challenges.html?pagewanted=all&amp;_r=0</text:p>
            </text:list-item>
            <text:list-item>
              <text:p text:style-name="P19">Oxford University is proposing to sequence an <text:span text:style-name="T2">entire</text:span> genome for under $1000 [10]</text:p>
            </text:list-item>
            <text:list-item>
              <text:p text:style-name="P19"><text:soft-page-break/>[10] <text:a xlink:type="simple" xlink:href="http://www.bloomberg.com/news/2012-02-17/oxford-nanopore-plans-portable-gene-sequencing-device.html">http://www.bloomberg.com/news/2012-02-17/oxford-nanopore-plans-portable-gene-sequencing-device.html</text:a></text:p>
            </text:list-item>
            <text:list-item>
              <text:p text:style-name="P19">Myriad is only sequencing part of your genome while oxford is doing the whole thing for less. Myriad is obviously overcharging.</text:p>
              <text:p text:style-name="P19"/>
            </text:list-item>
          </text:list>
        </text:list-item>
      </text:list>
      <text:p text:style-name="Standard">The status of patenting Genes and DNA</text:p>
      <text:list xml:id="list2036204379" text:style-name="L4">
        <text:list-item>
          <text:p text:style-name="P15">An entire database filled with patented DNA.</text:p>
          <text:list>
            <text:list-item>
              <text:p text:style-name="P15">“<text:span text:style-name="T1">This database serves as a resource for policy makers and members of the general public interested in fields like genomics, genetics and biotechnology.” </text:span><text:a xlink:type="simple" xlink:href="http://dnapatents.georgetown.edu/"><text:span text:style-name="T1">http://dnapatents.georgetown.edu/</text:span></text:a></text:p>
            </text:list-item>
          </text:list>
        </text:list-item>
        <text:list-item>
          <text:p text:style-name="P7">Myraid Gentics, the ones who developed the BRAC1 and BRAC2 tests, “prohibited others from using the technology to provide diagnostic testing”. [3]</text:p>
          <text:list>
            <text:list-item>
              <text:p text:style-name="P7">If a gene becomes useful (it is shown to cause cancer or even prevent cancer) and it is patented, the company holding the patent can do what Myriad is doing.</text:p>
            </text:list-item>
          </text:list>
        </text:list-item>
      </text:list>
      <text:p text:style-name="P1"/>
      <text:p text:style-name="P1">Patent trolling</text:p>
      <text:list xml:id="list1104934071" text:style-name="L5">
        <text:list-item>
          <text:p text:style-name="P8">Buy IP from a company, use that IP to sue other companies.</text:p>
        </text:list-item>
      </text:list>
      <text:p text:style-name="P1"/>
      <text:p text:style-name="P1">Patent trolling in Software</text:p>
      <text:list xml:id="list114318531" text:style-name="L6">
        <text:list-item>
          <text:p text:style-name="P9">Software is just a series of zeros and ones and is analogous to the 4 base pairs that make up a gene.</text:p>
        </text:list-item>
        <text:list-item>
          <text:p text:style-name="P9">Patent trolls hurt new companies that look to be innovative with the software they write.</text:p>
          <text:list>
            <text:list-item>
              <text:p text:style-name="P16"><text:a xlink:type="simple" xlink:href="http://www.techdirt.com/articles/20120915/01425620391/patent-trolls-causing-serious-problems-startups.shtml"><text:span text:style-name="T1">http://www.techdirt.com/articles/20120915/01425620391/patent-trolls-causing-</text:span></text:a><text:a xlink:type="simple" xlink:href="http://www.techdirt.com/articles/20120915/01425620391/patent-trolls-causing-serious-problems-startups.shtml"><text:span text:style-name="T1">serious-problems-startups.shtml</text:span></text:a><text:span text:style-name="T1"> [6]</text:span></text:p>
            </text:list-item>
          </text:list>
        </text:list-item>
        <text:list-item>
          <text:p text:style-name="P9">Google buys Motorola, sues Apple over mobile patents [7]</text:p>
          <text:list>
            <text:list-item>
              <text:p text:style-name="P9">This hurts society because the best solution to a problem (while it may be naturally obvious) can be patented and with held from consumers.</text:p>
            </text:list-item>
          </text:list>
        </text:list-item>
        <text:list-item>
          <text:p text:style-name="P16"><text:span text:style-name="T1">[7] </text:span><text:a xlink:type="simple" xlink:href="http://online.wsj.com/article/SB10001424053111903392904576509953821437960.html"><text:span text:style-name="T1">http://online.wsj.com/article/SB10001424053111903392904576509953821437960.html</text:span></text:a><text:span text:style-name="T1"> </text:span></text:p>
        </text:list-item>
      </text:list>
      <text:p text:style-name="P1"/>
      <text:p text:style-name="P1">Patent trolling in Genetics</text:p>
      <text:list xml:id="list1335203944" text:style-name="L7">
        <text:list-item>
          <text:p text:style-name="P10">Australian company GTG is already contracting with bio-tech companies to go after other companies for copyright infringement.</text:p>
        </text:list-item>
        <text:list-item>
          <text:p text:style-name="P10">“Melbourne-based GTG has already amassed millions of dollars' worth of licensing deals from drug companies”. They use these licenses to claim IP and use that IP in court to sue people [5]</text:p>
          <text:list>
            <text:list-item>
              <text:p text:style-name="P10">This hurts society because people will not have access to treatments that are 'owned' by someone else.</text:p>
            </text:list-item>
          </text:list>
        </text:list-item>
      </text:list>
      <text:list xml:id="list1441260602" text:style-name="L8">
        <text:list-item>
          <text:p text:style-name="P17"><text:a xlink:type="simple" xlink:href="http://www.lifescientist.com.au/article/435210/gtg_launches_new_patent_infringement_suit/"><text:span text:style-name="T1">http://www.lifescientist.com.au/article/435210/gtg_launches_new_patent_infringement_suit/</text:span></text:a><text:span text:style-name="T1"> [5]</text:span></text:p>
          <text:p text:style-name="P17"><text:span text:style-name="T1"/></text:p>
        </text:list-item>
      </text:list>
      <text:p text:style-name="P1">Conclusion:</text:p>
      <text:list xml:id="list304970741" text:style-name="L9">
        <text:list-item>
          <text:p text:style-name="P11">The consequences of patenting genetic information.</text:p>
          <text:list>
            <text:list-item>
              <text:p text:style-name="P11">A company can hold an exclusive right to that information.</text:p>
              <text:list>
                <text:list-item>
                  <text:p text:style-name="P11">It's their choice at what price society has access to it.</text:p>
                </text:list-item>
              </text:list>
            </text:list-item>
            <text:list-item>
              <text:p text:style-name="P18"><text:span text:style-name="T1">There are already a lot of genetic information that is patented.</text:span></text:p>
              <text:list>
                <text:list-item>
                  <text:p text:style-name="P18"><text:soft-page-break/><text:span text:style-name="T1">Patent trolls may be able to exploit this in the futre.</text:span></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0-03T14:59:41</meta:creation-date>
    <dc:date>2012-11-07T16:12:02</dc:date>
    <meta:editing-duration>PT40M32S</meta:editing-duration>
    <meta:editing-cycles>5</meta:editing-cycles>
    <meta:generator>LibreOffice/3.5$Linux_X86_64 LibreOffice_project/350m1$Build-2</meta:generator>
    <meta:document-statistic meta:table-count="0" meta:image-count="0" meta:object-count="0" meta:page-count="3" meta:paragraph-count="52" meta:word-count="671" meta:character-count="4714" meta:non-whitespace-character-count="4133"/>
  </office:meta>
</office:document-meta>
</file>